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23e9" officeooo:paragraph-rsid="001523e9"/>
    </style:style>
    <style:style style:name="P2" style:family="paragraph" style:parent-style-name="Standard">
      <style:text-properties officeooo:rsid="0016c8d9" officeooo:paragraph-rsid="0016c8d9"/>
    </style:style>
    <style:style style:name="P3" style:family="paragraph" style:parent-style-name="Standard">
      <style:text-properties officeooo:rsid="001889a4" officeooo:paragraph-rsid="001889a4"/>
    </style:style>
    <style:style style:name="P4" style:family="paragraph" style:parent-style-name="Standard">
      <style:text-properties officeooo:rsid="001a1c97" officeooo:paragraph-rsid="001a1c97"/>
    </style:style>
    <style:style style:name="P5" style:family="paragraph" style:parent-style-name="Standard">
      <style:text-properties officeooo:rsid="001f80cd" officeooo:paragraph-rsid="001f80cd"/>
    </style:style>
    <style:style style:name="P6" style:family="paragraph" style:parent-style-name="Standard">
      <style:text-properties officeooo:rsid="0016c8d9" officeooo:paragraph-rsid="0016c8d9"/>
    </style:style>
    <style:style style:name="P7" style:family="paragraph" style:parent-style-name="Standard">
      <style:text-properties officeooo:rsid="0016c8d9" officeooo:paragraph-rsid="00206f21"/>
    </style:style>
    <style:style style:name="P8" style:family="paragraph" style:parent-style-name="Standard">
      <style:text-properties officeooo:rsid="00201eb1" officeooo:paragraph-rsid="00201eb1"/>
    </style:style>
    <style:style style:name="T1" style:family="text">
      <style:text-properties officeooo:rsid="001d39b5"/>
    </style:style>
    <style:style style:name="T2" style:family="text">
      <style:text-properties officeooo:rsid="001e4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a instalar o sass você precisa do ruby instalado na sua máquina.<text:tab/></text:p>
      <text:p text:style-name="P1"/>
      <text:p text:style-name="P1">Tendo em mente que você tem o node instalado</text:p>
      <text:p text:style-name="P1">Criar uma pasta qualquer –&gt; Git init → Npm install bootstrap <text:s/>→ npm install jquery - &gt;npm install popper.js</text:p>
      <text:p text:style-name="P1"/>
      <text:p text:style-name="P2"/>
      <text:p text:style-name="P2">Caso você queira editar alguma configuração do CSS do boostrap, você pode modificar o SASS e depois rodar o comando</text:p>
      <text:p text:style-name="P2"/>
      <text:p text:style-name="P2"><text:span text:style-name="T2">sass </text:span>--watch node_modules/bootstrap/scss:node_modules/bootstrap/compiler</text:p>
      <text:p text:style-name="P2"/>
      <text:p text:style-name="P8">caso queira que ele compile mais de outra diretório é só da espaço e digitar outros campinhos.</text:p>
      <text:p text:style-name="P8"/>
      <text:p text:style-name="P7"><text:span text:style-name="T2">sass </text:span>--watch node_modules/bootstrap/scss:node_modules/bootstrap/compiler <text:s/>node_modules/bootstrap/scss:node_modules/bootstrap/compiler</text:p>
      <text:p text:style-name="P2"/>
      <text:p text:style-name="P2">Basicamente ele compila todo o código css e gera um novo bootstrap baseados nas características que você deixou. </text:p>
      <text:p text:style-name="P2"/>
      <text:p text:style-name="P3">Ele fica assistindo qualquer modificação sua de forma <text:span text:style-name="T1">automática.</text:span></text:p>
      <text:p text:style-name="P1"/>
      <text:p text:style-name="P5">Para ativar os efeitos gradientes do bootstrap vá na classe variáveis dentro do scss e ativa porque vêm por padrão desativad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8:29:33.136000000</meta:creation-date>
    <meta:generator>LibreOffice/5.4.1.2$Windows_x86 LibreOffice_project/ea7cb86e6eeb2bf3a5af73a8f7777ac570321527</meta:generator>
    <dc:date>2018-01-28T15:44:18.154000000</dc:date>
    <meta:editing-duration>PT7H22M42S</meta:editing-duration>
    <meta:editing-cycles>10</meta:editing-cycles>
    <meta:document-statistic meta:table-count="0" meta:image-count="0" meta:object-count="0" meta:page-count="1" meta:paragraph-count="10" meta:word-count="134" meta:character-count="938" meta:non-whitespace-character-count="811"/>
  </office:meta>
</office:document-meta>
</file>